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officeooo:rsid="000475c2" officeooo:paragraph-rsid="000475c2"/>
    </style:style>
    <style:style style:name="P3" style:family="paragraph" style:parent-style-name="Text_20_body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444444" style:font-name="sans-serif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4d4d4d" style:font-name="arial" fo:font-size="9.75pt" fo:letter-spacing="normal" fo:font-style="normal" fo:font-weight="normal" officeooo:rsid="000326dc" officeooo:paragraph-rsid="000326dc"/>
    </style:style>
    <style:style style:name="P5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sans-serif" fo:font-size="10.5pt" fo:letter-spacing="normal" fo:font-style="normal" fo:font-weight="normal" officeooo:paragraph-rsid="0002120f"/>
    </style:style>
    <style:style style:name="T1" style:family="text">
      <style:text-properties fo:font-variant="normal" fo:text-transform="none" fo:color="#444444" style:font-name="sans-serif" fo:font-size="10.5pt" fo:letter-spacing="normal" fo:font-style="normal" fo:font-weight="normal"/>
    </style:style>
    <style:style style:name="T2" style:family="text">
      <style:text-properties officeooo:rsid="0002120f"/>
    </style:style>
    <style:style style:name="T3" style:family="text">
      <style:text-properties officeooo:rsid="000326dc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¿Cuánto dura la concesión que hace nuestro servidor?</text:p>
      <text:p text:style-name="P4">Default-lease-time 600; dentro de la ruta del servidor</text:p>
      <text:p text:style-name="P3">2. Indica las rutas de los ficheros donde se almacena la información de la concesión:</text:p>
      <text:list xml:id="list7325856032809084950" text:style-name="L1">
        <text:list-item>
          <text:p text:style-name="P5">servidor /<text:span text:style-name="T3">etc/dhcp/dhcpd.conf</text:span></text:p>
        </text:list-item>
        <text:list-item>
          <text:p text:style-name="P5"><text:span text:style-name="T2">cl</text:span>ie<text:span text:style-name="T2">nte /etc/dhcp/dhcp.client </text:span></text:p>
        </text:list-item>
      </text:list>
      <text:p text:style-name="P1"><text:span text:style-name="T1">3.¿ Observas algo extraño en la información que contienen?</text:span></text:p>
      <text:p text:style-name="P2"><text:span text:style-name="T1">Que están coment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8:39:41.015642792</meta:creation-date>
    <dc:date>2016-09-30T10:07:45.616584390</dc:date>
    <meta:editing-duration>PT45M40S</meta:editing-duration>
    <meta:editing-cycles>1</meta:editing-cycles>
    <meta:document-statistic meta:table-count="0" meta:image-count="0" meta:object-count="0" meta:page-count="1" meta:paragraph-count="7" meta:word-count="50" meta:character-count="334" meta:non-whitespace-character-count="292"/>
    <meta:generator>LibreOffice/5.1.4.2$Linux_X86_64 LibreOffice_project/10m0$Build-2</meta:generator>
  </office:meta>
</office:document-meta>
</file>